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Arial1" svg:font-family="Arial" style:font-family-generic="swis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945in" fo:text-align="start" style:justify-single-word="false" style:writing-mode="lr-tb"/>
    </style:style>
    <style:style style:name="P2" style:family="paragraph" style:parent-style-name="Div">
      <style:paragraph-properties fo:margin-top="0in" fo:margin-bottom="0.1945in" fo:text-align="start" style:justify-single-word="false" style:writing-mode="lr-tb"/>
    </style:style>
    <style:style style:name="P3" style:family="paragraph" style:parent-style-name="Heading_20_3">
      <style:paragraph-properties fo:margin-top="0.0626in" fo:margin-bottom="0.1945in" fo:text-align="start" style:justify-single-word="false" style:writing-mode="lr-tb"/>
    </style:style>
    <style:style style:name="P4" style:family="paragraph" style:parent-style-name="Heading_20_1" style:master-page-name="Standard">
      <style:paragraph-properties fo:margin-top="0.0626in" fo:margin-bottom="0.1945in" fo:text-align="start" style:justify-single-word="false" style:page-number="auto" style:writing-mode="lr-tb"/>
    </style:style>
    <style:style style:name="P5" style:family="paragraph" style:parent-style-name="Heading_20_2">
      <style:paragraph-properties fo:margin-top="0.0626in" fo:margin-bottom="0.1945in" fo:text-align="start" style:justify-single-word="false" style:writing-mode="lr-tb"/>
    </style:style>
    <style:style style:name="P6" style:family="paragraph" style:parent-style-name="Ol" style:list-style-name="WW8Num2">
      <style:paragraph-properties fo:margin-top="0in" fo:margin-bottom="0in" fo:text-align="start" style:justify-single-word="false" style:writing-mode="lr-tb"/>
    </style:style>
    <style:style style:name="P7" style:family="paragraph" style:parent-style-name="Ol" style:list-style-name="WW8Num3">
      <style:paragraph-properties fo:margin-top="0in" fo:margin-bottom="0in" fo:text-align="start" style:justify-single-word="false" style:writing-mode="lr-tb"/>
    </style:style>
    <style:style style:name="P8" style:family="paragraph" style:parent-style-name="Li" style:list-style-name="WW8Num4">
      <style:paragraph-properties fo:margin-top="0in" fo:margin-bottom="0in" fo:text-align="start" style:justify-single-word="false" style:writing-mode="lr-tb"/>
    </style:style>
    <style:style style:name="P9" style:family="paragraph" style:parent-style-name="Li" style:list-style-name="WW8Num5">
      <style:paragraph-properties fo:margin-top="0in" fo:margin-bottom="0in" fo:text-align="start" style:justify-single-word="false" style:writing-mode="lr-tb"/>
    </style:style>
    <style:style style:name="P10" style:family="paragraph" style:parent-style-name="Li" style:list-style-name="WW8Num6">
      <style:paragraph-properties fo:margin-top="0in" fo:margin-bottom="0in" fo:text-align="start" style:justify-single-word="false" style:writing-mode="lr-tb"/>
    </style:style>
    <style:style style:name="P11" style:family="paragraph" style:parent-style-name="Li" style:list-style-name="WW8Num7">
      <style:paragraph-properties fo:margin-top="0in" fo:margin-bottom="0in" fo:text-align="start" style:justify-single-word="false" style:writing-mode="lr-tb"/>
    </style:style>
    <style:style style:name="P12" style:family="paragraph" style:parent-style-name="Li" style:list-style-name="WW8Num7">
      <style:paragraph-properties fo:margin-top="0in" fo:margin-bottom="0.1945in" fo:text-align="start" style:justify-single-word="false" style:writing-mode="lr-tb"/>
    </style:style>
    <style:style style:name="T1" style:family="text">
      <style:text-properties fo:font-size="12pt" style:font-size-asian="12pt"/>
    </style:style>
    <style:style style:name="T2"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start text:name="A_Wedge_Between_Private_and_Pu"/>A Wedge Between Private and Public Notes <text:bookmark-end text:name="A_Wedge_Between_Private_and_Pu"/></text:h>
      <text:h text:style-name="P5" text:outline-level="2"><text:bookmark-start text:name="April_22_2010"/>April 22, 2010 <text:bookmark-end text:name="April_22_2010"/></text:h>
      <text:list xml:id="list1570329104" text:style-name="WW8Num2">
        <text:list-item>
          <text:p text:style-name="P6"><text:a xlink:type="simple" xlink:href="#A_Wedge_Between_Private_and_Pu" office:target-frame-name="_blank" xlink:show="new"><text:span text:style-name="Internet_20_link">A Wedge Between Private and Public Notes</text:span></text:a> </text:p>
        </text:list-item>
      </text:list>
      <text:list xml:id="list544092560" text:style-name="WW8Num3">
        <text:list-item>
          <text:list>
            <text:list-item>
              <text:p text:style-name="P7"><text:a xlink:type="simple" xlink:href="#April_22_2010" office:target-frame-name="_blank" xlink:show="new"><text:span text:style-name="Internet_20_link">April 22, 2010</text:span></text:a> </text:p>
            </text:list-item>
          </text:list>
        </text:list-item>
      </text:list>
      <text:list xml:id="list1598200467" text:style-name="WW8Num4">
        <text:list-item>
          <text:list>
            <text:list-item>
              <text:list>
                <text:list-item>
                  <text:p text:style-name="P8"><text:a xlink:type="simple" xlink:href="#Fullia_Demshi_introduction" office:target-frame-name="_blank" xlink:show="new"><text:span text:style-name="Internet_20_link">Fullia Demshi(?) introduction</text:span></text:a> </text:p>
                </text:list-item>
              </text:list>
            </text:list-item>
          </text:list>
        </text:list-item>
      </text:list>
      <text:list xml:id="list982614575" text:continue-list="list544092560" text:style-name="WW8Num3">
        <text:list-item>
          <text:list>
            <text:list-item>
              <text:p text:style-name="P7"><text:a xlink:type="simple" xlink:href="#Session_1_Moderation_Jeroen_Bo" office:target-frame-name="_blank" xlink:show="new"><text:span text:style-name="Internet_20_link">Session 1 (Moderation: Jeroen Boomgaard)</text:span></text:a> </text:p>
            </text:list-item>
          </text:list>
        </text:list-item>
      </text:list>
      <text:list xml:id="list1489365492" text:style-name="WW8Num5">
        <text:list-item>
          <text:list>
            <text:list-item>
              <text:list>
                <text:list-item>
                  <text:p text:style-name="P9"><text:a xlink:type="simple" xlink:href="#Robert_Pfaller_illness_" office:target-frame-name="_blank" xlink:show="new"><text:span text:style-name="Internet_20_link">Robert Pfaller (illness)</text:span></text:a> </text:p>
                </text:list-item>
                <text:list-item>
                  <text:p text:style-name="P9"><text:a xlink:type="simple" xlink:href="#Gijs_van_Oenen" office:target-frame-name="_blank" xlink:show="new"><text:span text:style-name="Internet_20_link">Gijs van Oenen</text:span></text:a> </text:p>
                </text:list-item>
                <text:list-item>
                  <text:p text:style-name="P9"><text:a xlink:type="simple" xlink:href="#Geert_Mul" office:target-frame-name="_blank" xlink:show="new"><text:span text:style-name="Internet_20_link">Geert Mul</text:span></text:a> </text:p>
                </text:list-item>
                <text:list-item>
                  <text:p text:style-name="P9"><text:a xlink:type="simple" xlink:href="#Erik_Kluitenberg" office:target-frame-name="_blank" xlink:show="new"><text:span text:style-name="Internet_20_link">Erik Kluitenberg</text:span></text:a> </text:p>
                </text:list-item>
                <text:list-item>
                  <text:p text:style-name="P9"><text:a xlink:type="simple" xlink:href="#Discussion_session_1" office:target-frame-name="_blank" xlink:show="new"><text:span text:style-name="Internet_20_link">Discussion session 1</text:span></text:a> </text:p>
                </text:list-item>
              </text:list>
            </text:list-item>
          </text:list>
        </text:list-item>
      </text:list>
      <text:list xml:id="list521992429" text:continue-list="list982614575" text:style-name="WW8Num3">
        <text:list-item>
          <text:list>
            <text:list-item>
              <text:p text:style-name="P7"><text:a xlink:type="simple" xlink:href="#Session_2" office:target-frame-name="_blank" xlink:show="new"><text:span text:style-name="Internet_20_link">Session 2</text:span></text:a> </text:p>
            </text:list-item>
          </text:list>
        </text:list-item>
      </text:list>
      <text:list xml:id="list259918299" text:style-name="WW8Num6">
        <text:list-item>
          <text:list>
            <text:list-item>
              <text:list>
                <text:list-item>
                  <text:p text:style-name="P10"><text:a xlink:type="simple" xlink:href="#Geert_Lovink" office:target-frame-name="_blank" xlink:show="new"><text:span text:style-name="Internet_20_link">Geert Lovink</text:span></text:a> </text:p>
                </text:list-item>
                <text:list-item>
                  <text:p text:style-name="P10"><text:a xlink:type="simple" xlink:href="#Alexander_Galloway" office:target-frame-name="_blank" xlink:show="new"><text:span text:style-name="Internet_20_link"><text:s/>Galloway</text:span></text:a> </text:p>
                </text:list-item>
                <text:list-item>
                  <text:p text:style-name="P10"><text:a xlink:type="simple" xlink:href="#Christa_Sommerer" office:target-frame-name="_blank" xlink:show="new"><text:span text:style-name="Internet_20_link">Christa Sommerer</text:span></text:a> </text:p>
                </text:list-item>
                <text:list-item>
                  <text:p text:style-name="P10"><text:a xlink:type="simple" xlink:href="#Steven_van_Thije" office:target-frame-name="_blank" xlink:show="new"><text:span text:style-name="Internet_20_link">Steven van Thije</text:span></text:a> </text:p>
                </text:list-item>
                <text:list-item>
                  <text:p text:style-name="P10"><text:a xlink:type="simple" xlink:href="#Discussion" office:target-frame-name="_blank" xlink:show="new"><text:span text:style-name="Internet_20_link">Discussion</text:span></text:a> </text:p>
                </text:list-item>
              </text:list>
            </text:list-item>
          </text:list>
        </text:list-item>
      </text:list>
      <text:list xml:id="list1971187577" text:continue-list="list521992429" text:style-name="WW8Num3">
        <text:list-item>
          <text:list>
            <text:list-item>
              <text:p text:style-name="P7"><text:a xlink:type="simple" xlink:href="#Session_3_Moderator_Klaas" office:target-frame-name="_blank" xlink:show="new"><text:span text:style-name="Internet_20_link">Session 3 (Moderator: Klaas</text:span></text:a> </text:p>
            </text:list-item>
          </text:list>
        </text:list-item>
      </text:list>
      <text:list xml:id="list1585576922" text:style-name="WW8Num7">
        <text:list-item>
          <text:list>
            <text:list-item>
              <text:list>
                <text:list-item>
                  <text:p text:style-name="P11"><text:a xlink:type="simple" xlink:href="#Willem_van_Weelden_illness_" office:target-frame-name="_blank" xlink:show="new"><text:span text:style-name="Internet_20_link">Willem van Weelden (illness)</text:span></text:a> </text:p>
                </text:list-item>
                <text:list-item>
                  <text:p text:style-name="P11"><text:a xlink:type="simple" xlink:href="#Yvonne_Droge" office:target-frame-name="_blank" xlink:show="new"><text:span text:style-name="Internet_20_link">Yvonne Droge</text:span></text:a> </text:p>
                </text:list-item>
                <text:list-item>
                  <text:p text:style-name="P11"><text:a xlink:type="simple" xlink:href="#Ronald_van_Tienhoven" office:target-frame-name="_blank" xlink:show="new"><text:span text:style-name="Internet_20_link">Ronald van Tienhoven</text:span></text:a> </text:p>
                </text:list-item>
                <text:list-item>
                  <text:p text:style-name="P12"><text:a xlink:type="simple" xlink:href="#Johan_Hoorn" office:target-frame-name="_blank" xlink:show="new"><text:span text:style-name="Internet_20_link">Johan Hoorn</text:span></text:a> </text:p>
                </text:list-item>
              </text:list>
            </text:list-item>
          </text:list>
        </text:list-item>
      </text:list>
      <text:p text:style-name="P1"><text:line-break/>What is interactivity in public space? What are the opportunities and pitfalls? </text:p>
      <text:h text:style-name="P3" text:outline-level="3"><text:bookmark-start text:name="Fullia_Demshi_introduction"/>Fullia Demshi(?) introduction <text:bookmark-end text:name="Fullia_Demshi_introduction"/></text:h>
      <text:p text:style-name="P2">Skor aims to extend its capacity to the urban arena, for self-reflection, also to make and mark the differences. Three main areas: affect, interface and object. Exchange ideas between these topics. </text:p>
      <text:h text:style-name="P5" text:outline-level="2"><text:bookmark-start text:name="Session_1_Moderation_Jeroen_Bo"/>Session 1 (Moderation: Jeroen Boomgaard) <text:bookmark-end text:name="Session_1_Moderation_Jeroen_Bo"/></text:h>
      <text:h text:style-name="P3" text:outline-level="3"><text:bookmark-start text:name="Robert_Pfaller_illness_"/>Robert Pfaller (illness) <text:bookmark-end text:name="Robert_Pfaller_illness_"/></text:h>
      <text:h text:style-name="P3" text:outline-level="3"><text:bookmark-start text:name="Gijs_van_Oenen"/>Gijs van Oenen <text:bookmark-end text:name="Gijs_van_Oenen"/></text:h>
      <text:p text:style-name="P2">From interactive to interpassive art. Why is there something like interactive art, what does it do for/on behalf/with us? </text:p>
      <text:p text:style-name="P2">Thesis: interactive art is a function of the processes of elightenment and modernity. Historical sequence of interactivity and interpassivity. Enlightenment and modernity asks contributions to the world, (Enlightenment idealism) "do not let your mind and body controlled by external powers, but dare to think by yourself" (Kant). We grasp the world with our minds, 'greifen', grasp it in the way of concept. So that it is no longer alien for us, we direct the world. </text:p>
      <text:p text:style-name="P2">Modernity implies a constant making-over of the world and ourselves. Begins in the 19th century; everything is emotion and ever-changing. While previously it didn't need to change and adjust, the new society has to change itself in order to remain the same. To keep up with the world. Produced and reproduced. </text:p>
      <text:p text:style-name="P2"><text:soft-page-break/>Marx and Engels in a communistic manifesto, "all that is solid will change into air". Invention of machinery indicates that things are speeden up. Virilio: "never has one ever invented a machine to slow things down". New regimes of perception, how we withstand and appropriate the world. Cognitively, we understand the world differently, positive sciences that measure. On another level: devision of mind and body. New perceptions also affect the body, in new and different ways. Traveling through the world, it is impressed into our bodies even faster than before, like with trains, cars or cinema. Deal with bombardement of perception. </text:p>
      <text:p text:style-name="P2">Inevitably entails an over-burn of the senses, results in failures of capacity to deal with the challenges, theorized by Benjamin (loss of experience or transformation). Also analyzed by Zimmer 'plasse', Metropolis paper. Expressions makes us a defenseless screen, not let them impress us. Unrelenting impressions. Making stronger demands of the body and mind. </text:p>
      <text:p text:style-name="P2">Creating fashionable diseases, body develops symptoms that seem related to the new technologies, in which sciences can not find the causality of. I.e shocking impact of railway travel. 'Metal fatique', regimes that can not always incorporate. </text:p>
      <text:p text:style-name="P2">Shaping of people and the world is taking place, actively bringing them in tune with demands of emancipation and modernity. Cognitively, modernism manifests itself in policy making, to fit the demands. Policy is not of all time, it is a child of modernism. Circle of those involved is being widened. The body in turn is equally drafted in this process (also as in drafted in the military). Shape the built environment to force our bodies to act and perceive in modern fashion. Another is private space, devision of experience and life spheres. Designed to make us move in a modern way, in both mind and body. </text:p>
      <text:p text:style-name="P2">Philosophical side of the argument, no great difference between Habermas and enlightenment as Foucault (Panopticon). Reflects that it needs also physical policy as with the panopticon, figuratively (transparant) or materially ('openlucht scholen'). The built environment asks us the fact in a modernistic way. It does reflect the enlightenment values. Enlightenment of Habermas and its criticism of Foucault, considering the built environment. </text:p>
      <text:p text:style-name="P1"><text:line-break/>Shifts into the era of interactivity, everyone (also citizens) have to become involved. interactivity as the new norm, affected by policy plans, how our lives are to be re-arranged. Every participant becomes a contributor to policy. Social life becomes interactive. Also true for art, with interactive artworks, realized only through participation. Yoko Ono's 'Cut piece' as one of the first interactive pieces (1964). Arrangements need us to assist them. Thus art becomes engaged with the public, society. The public is also involved with the art performance, becomes connected to the concept of the artwork. They appropriate artworks themselves. Audience becomes more autonomous than before. Making audience and artwork interdependent, i.e Stelarc makes technology a part of his body remotely controlled by the public and internet (shared responsibility through incorporation of technology), other example: Telematic Dreaming. Demands radical interactivity.<text:line-break/></text:p>
      <text:p text:style-name="P2">Interpassivity, coined by Pfaller and Zizek in the mid-1990s, it probably derived in the 90s. Interpassive arrangements take back the part of themselves (self-realization) it is now affected by the artwork (corporation) on its own. The artwork as watching itself. Screens 'looking at each other', shutting the visitor out. The work of art has learned to pre-amped our involvement, similar to (political) surveillance policies. 'Polling fate' (Baudrillard), being confronted with the participatory verification of our behavior. Debatably how we should catagorize these interactive or interpassive actions. Pfaller argues that it is consumption or enjoyment that is outsourced to the artwork. Zizek offers examples artists drinking your beer, eating your food, or the VCR that watches television on your behalf, so we can continue to be busy elsewhere. First: ambivalence of outsourcing of enjoyment; radical mixture of pleasure and horror (and the desire to it), caused by the confrontation of the real. Do we want to outsource these things, claim it for ourselves? Can we not outsource it? Someone who outsources it, the believe in outsourcing is also transferred onto others, others that believe that certain things are actually the case. (As with Stalinistic communism, others believe in this 'stupid ideas'). These beliefs are objective, claimed by no one. </text:p>
      <text:p text:style-name="P2">Paradoxically, interpassivity implies also an interactivity. The former arose of the success of interactive life. We are not longer to always live up to its demands, although we would like to do so. Overburdened by interactivity, and suffering from interactive metal fatique. In reaction, we fail to act to our interactive status and responsibility. <text:soft-page-break/>Failed performances, failed to answer the demands of modernity. The non-answer is the only kind we can give in the interpassive situation, otherwise we would fall back in the interactive mode. Interpassivity is maybe resistance (Pfaller &gt; capitalistic), or as resistance to modernity, we are not satisfied with these principles, we are so caught up with them that they become a burden. Being let off the hook, our own hook. </text:p>
      <text:p text:style-name="P2">Interpassive artworks do not address us, they direct us, the objects no incorporate the interactive scripts previously negotiated. They become scripted as with Latour, these objects tend to steer and direct our behavior. Latour: sleeping policemen, the road-block that slows us down (verkeersdrempel). Does this mean that we are beyond emancipation (post-modern)? No, we remain modern actors when we take direction from objects, not autonomously. Although, it's not alien to us, we are daring to think for ourselves. The direction is the same as we try to do ourselves, but are sometimes to overburdened to do ourselves. (Smoking example, Asimov robots) robots wanting to assist us, we agree with them. Speed bumps present ideas that we agree upon (driving too fast). </text:p>
      <text:p text:style-name="P2">No longer shaping our behavior, but corrective, acts through material means. They affect, rather than teach. Cognitively, there is nothing to correct. We need to be steered in accordance to our cognitive insights in the interpassive state. Artworks still do affect us, but do not direct us. Rather, they make us reflect, not as an action, but reflect on our interpassive condition. Do you enjoy it?  </text:p>
      <text:p text:style-name="P2">Flash-mob as the conclusion. It is convened by SMS or other messaging systems. Random people are assembled at a random time for a random activity. Demonstrative and pointless. Mobilization strategies to achieve no purpose at all (interpassive), give yourself a break of the interactively constituted responsibilities of public life. The audience is as unpredictable as the act itself. Come up with a reflective flash-mob. </text:p>
      <text:h text:style-name="P3" text:outline-level="3"><text:bookmark-start text:name="Geert_Mul"/>Geert Mul <text:bookmark-end text:name="Geert_Mul"/></text:h>
      <text:p text:style-name="P1">Steam engine invented by the Greek, why didn't it cause an industrial revolution. Why not? The Greek didn't feel like. It's not an invention of the inventor, but of our culture. Technologies is an internal part of our culture and language. We are seeing the world through technology, by viewing in such a way we are being collared. Obvious when you take out the eye, there's not much to see. When you leave out technology, there is a proven way to different cultures, Asian see the world literally different. Ways of seeing the world.<text:line-break/></text:p>
      <text:p text:style-name="P2">Dynamic use of interactivity, technology speeds up a lot. Also many parameters to describe the dynamics. In that universe there's a small part that is addressed as interactive. The audience switched on something and something happens, we interact. There's also a Google (or microwave) interactivity, which is usually addressed as interactivity thus throwing away all the cultural, valuable things of it, but referring to the old library (right book &gt; right page &gt; answer). 'Library of Babel' project, participants were never sure what the aim was, though you can discover the invisible rules that define the situation. Meta-image in the work since the audience is figuring out the system. </text:p>
      <text:p text:style-name="P2">Reflective as it presents the interpassive status of the technology? Yes, reflective quality of people making sense in an environment which gives them clues, but can't always be directed. </text:p>
      <text:h text:style-name="P3" text:outline-level="3"><text:bookmark-start text:name="Erik_Kluitenberg"/>Erik Kluitenberg <text:bookmark-end text:name="Erik_Kluitenberg"/></text:h>
      <text:p text:style-name="P2">Ways to engage with interactive processes in public space, in a playful manner. Not only playful, also critical. Double-position to emphasize this possibility but also raise the topic of affect. Radio ballet: Ligna, playful yet critical intervention. </text:p>
      <text:p text:style-name="P2">We don't want less images, but more. Trying to emphasize not just the quantity, but the kinds of images that are present in the urban environment. </text:p>
      <text:p text:style-name="P2">From Geert Muls talk: participation of the body that interacts with the system, something happens in the process of exchange (biological body and technology). Klaus Stemerend, "the Third Body", a record becoming something really precious to you, an emotional link to this record. Although it's only material. While putting the thing away, <text:soft-page-break/>the experience is not there, but when playing immediately this experience is back, as access to the experience. Not just in the brain or body, certainly not in the record, there's an in-between: the third body. Environment in which the body can be shaped or shape itself, not strictly technological. </text:p>
      <text:p text:style-name="P1"><text:line-break/>Artists using some kind of experience, even in the most playful one, it draws you in a technological system. The system relies on a particular process, atomization of information, information that is being broken up, which out of this (zeros and ones), it atomizes the information. What is to small to fit in the system is discarded as irrelevant. There's always something left out in order to be processed by the system, this is what makes us feel abstracted, disconnected from flow of life. Biological signals are so optimized, and maybe not so adapted to the machines in understanding. Artist having an intervention within the public space, to change this affective relation, how is this possible in complete articulation? Since affect is discarded in the system of articulation. The system should not internalize this so much to create works, experiences that point beyond the system (itself) in a negative way. This procedure (familiar in avant-garde art) is a denial of the system's own rules, or methodologies.<text:line-break/></text:p>
      <text:p text:style-name="P2">Work with this in at least two ways: (obviously) denial and rupture, things that are non-perceptions, thinking beyond it (Ellen Ras' Word Processor), (Arthur Elsenaar, works in where the audience could play him in an interactive scenario. Another project: portable transmitter, which you push the button, sends out the white noise signal, other machines interpretet as the absence of a signal thus disrupts the annoying technological systems. Very clear interruption of rupture. Interruption beyond the technological level. In order for other social relations to emerge). Negative strategy. </text:p>
      <text:p text:style-name="P2">Similarly: to take the conditioning to the extreme. Interactivity which is forced. As an artist this is possible, to create conditions in which people are forced to go through procedures to get anywhere at all (i.e even to get out of a system). </text:p>
      <text:p text:style-name="P2">Undesired interactivity.  </text:p>
      <text:h text:style-name="P3" text:outline-level="3"><text:bookmark-start text:name="Discussion_session_1"/>Discussion session 1 <text:bookmark-end text:name="Discussion_session_1"/></text:h>
      <text:p text:style-name="P1">(Gijs) "there is no way to go, there is only wandering". What has to be figured out is the relation to someone else, modified by the 'museum setting' of individual representation. The script is figuring out the relation to the other bodily sense. Technology, virtual presence, indeed makes us reflect on our interactive relation. (Bluntly, a good interaction).<text:line-break/></text:p>
      <text:p text:style-name="P2">(Erik) The e-mail conversations/exchange leaves out the emotional response, which have to do with the self-reflective moment. Beyond technology, mirroring itself. </text:p>
      <text:p text:style-name="P2">(Moderator) Writing e-mails is not so different from writing a letter, strong form of affect. Aren't we discussing these things all over again in different guises? Are we not falling into simplification? </text:p>
      <text:p text:style-name="P2">Q: Rupture is also essentially happening. Is the radio flash-mob (which is interesting for participants) also interesting for the audience? Isn't it only limited to the participants and the public? </text:p>
      <text:p text:style-name="P2">A: (Gijs) Is it a new phenomenon? In many ways it shows resemblance to happenings in which there was still hope, conviction or idea of making fun of authorities, doing something different. Still an interactive idea of critique. Flash-mobs are counter-emancipatory, art which is certainly not art. </text:p>
      <text:p text:style-name="P2">Q: Should is become more visible? </text:p>
      <text:p text:style-name="P2">A: (Gijs) There is no function, thus no necessary for visibility. Incidental character that makes it fun. </text:p>
      <text:p text:style-name="P2"><text:soft-page-break/>Q: (Martijn de Waal) Is the concept of interpassivity a shift of political criticism, does it still allow critique? With speed bumps, what if it was there because of a lobby of the industry? Secondly: robots snatching a cigarette, is there is a privilege of the mind over the body. Why is the cognitive part more important than the body? </text:p>
      <text:p text:style-name="P2">A: (Gijs) First point: Emancipation is total, full-filled. Basically true that there isn't a lack of emancipation, CDA defending gay marriage. Also interactivity and interpassivity are not separated that hard, more like tectonic plates shifting over each other. Excluded groups of emancipation, yet, when we do complete the emancipation we only create (or enlarge) the interactive problematics, unintended consequences. Second point: it does suggest a superior mind over body, wether it can be distinguished is not entirely sure. (Erik) proves the point of enlightenment procedures. </text:p>
      <text:p text:style-name="P2">Q: (Marta) in installation we have a cognitive input, but still we are gathering stimulus that is a part of self-reflection. </text:p>
      <text:p text:style-name="P2">A: (Erik) In a Lacanian sense, we deal with symbolic relations we integrate into our self-image. These technical situations offers us another way of looking at our relations, not towards the real, which is in itself unknowable. Part of the constructive process per se. At the same time, we understand the specificity of the media on how it ables and disables. (Moderator) it also goes towards the pornography, as a lack of affect. It seems to be crucial. (Gijs) predominance of the visual sense, often the case in virtual reality. Although not true for interpassive object which act more physical (you miss the speed bump and get punished for it). More physical in the sense that it shapes us. </text:p>
      <text:h text:style-name="P5" text:outline-level="2"><text:bookmark-start text:name="Session_2"/>Session 2 <text:bookmark-end text:name="Session_2"/></text:h>
      <text:h text:style-name="P3" text:outline-level="3"><text:bookmark-start text:name="Geert_Lovink"/>Geert Lovink <text:bookmark-end text:name="Geert_Lovink"/></text:h>
      <text:p text:style-name="P2">Interface affects billions. The question is: is the interface luring us away from the real issues (powers, architecture), fooling us? Or is it the new battlefield? Many people have seen that if we want to reach more audiences, one possible solution is looking more at the interface level. How are they designed, how to improve, do more experimentation? More money to computerscience? </text:p>
      <text:p text:style-name="P2">Another way is to raise the awareness of politics of interface, focus on the underlying power relationships. Alex Galloway, understanding the protocols of new media. </text:p>
      <text:h text:style-name="P3" text:outline-level="3"><text:bookmark-start text:name="Alexander_Galloway"/>Alexander Galloway <text:bookmark-end text:name="Alexander_Galloway"/></text:h>
      <text:p text:style-name="P1">Example of interface in our society: the airport. "I wrote them mostly on airplanes" Paul Biran, memo's on distributive communications, historical documents. How can we interpret this offhand mark? Remember to be able to write on airports, as an indication of social mobility. Biran's opportunity of having free time in air. Network effects described in the memo's themselves. Maybe Biran is hinting that the experience through the airline network was especially conducive for writing about networks themselves.<text:line-break/></text:p>
      <text:p text:style-name="P2">Laboring ethos, working at home, at the office. In the 60s already with Biran. It also makes sense to describe the decentralized qualities, but the distributed quality, not suitable to write them on airplanes but on cars. What about airports? What is the main priority of interfaces? </text:p>
      <text:p text:style-name="P2">First: a thin facade, mostly useless and inconsequential. Outsourced to the flying population, self-check-in kiosks, online check-ins. Employees are just doing text-support on the use of the interface instead of being a former employee. Thereafter: security. Here bodily infractions transpire in the security zone, specific interface. Both the older techniques (searches, shoes/belts off), but also new informatic techniques (behavior modeling, pre-emptive profiling, monitored gestures), theatrical relationship (asking questions) which are pure fiction (qualifiable data wouldn't come out of this, though, we do feel it as real). </text:p>
      <text:p text:style-name="P2"><text:soft-page-break/>After checking security comes the colorful utopia in which international corporations are mostly dominant, tax-free shopping, showrooms, stocks. With security ahead of shopping, we are safe to stock up, all manner of physical or political terror, exiled outside this clean room. Also secondary the context of international trade.  </text:p>
      <text:p text:style-name="P2">Now we arrive at the gate, to wait for going to a place more important. </text:p>
      <text:p text:style-name="P2">The airport as a model of interface, a giant apparatus, an environment made safe, ending with the final clean bubble which will take you anywhere. A fitting model to the interface in general. A total apparatus of social organisation.  </text:p>
      <text:p text:style-name="P2">With WoW: interfaces are back, and maybe never left. Our reflective surfaces are overthrown by transparant thresholds. It's not so much the screen, but the 3d model that reigns. Interfaces are the new emblems of our age. They are transparant devices, yet, they achive more the less they do. With any moment of immersion, delivering the thing one desires, the threshold becomes one notch more invisible. As technology, the more they erase the function of their own mandate. Self-deception and worse, self-annihilation. </text:p>
      <text:p text:style-name="P2">Systems work because they don't work (excerpt from The Parasite), if the exchange succeeds then the relation erases itself. If it remains there, it's because the exchange failed, nothing but mediation. A non-relation. </text:p>
      <text:p text:style-name="P2">An interface that withdraws from our presence. In some sense we're wrestling with a grant choice, mediation as a process of immediate realization. More dialectical: the irreducible disintegration of self into contradiction. Either clear, or complication, or inherent or intrinsic. In short, it is either one of the two gods of communication. </text:p>
      <text:p text:style-name="P2">Conventionally, we often think of screens (bank-machine, cinema), a significant surface. A surface that has meaning embedded in it, a deliver of meaning. At this level there is a certain language to evaluate interfaces; user-friendly, intuitive etc. Instead of interfaces as surfaces, common to interfaces as a doorway. Language of thresholds, transition between things. Science, system theory, cybernetics all add to the story. Interface becomes important with i.e cybernetics: how human meets non-human. Or with system theory: the place where information moves, one node to another. </text:p>
      <text:p text:style-name="P2">Another claim: interface and media may be same thing. We should return to Marshall McLuhan's natural laws of media, the notion of re-mediation and also the layer-model of media in which they are only models. Mentioned because this principle (media that incapsulates other media) has been embedded into design of software networks in a low level. Some call this an union model of media. Media today are largely scale-based rather than time-based or even space-based. </text:p>
      <text:p text:style-name="P2">McLuhan likes to use this in medium-history, a container of previous media formats. Short step from this to the argument of the medium as interfaces. Notion of containers, requires a concept of interface which appears a thin membrane of separating the 'union'. Point of friction, agitation between these different layers. </text:p>
      <text:p text:style-name="P2">Different definition: new concept of the interface. Classable source for its generic quality, the Greek poet 'the beginning and end of our singing'. A common refrain like 'sing in me, muse'. To put themselves in the beginning and end, it might be a clue to what an interface is. If all media have to do with the liminal transition moments, where the outside is evoked to allow the inside to take place. With the poetry, what is the inside? The muse, to poses the inside, the devine possession. Not only in Greek culture, like 'once upon a time' as a liminal mode </text:p>
      <text:p text:style-name="P2">Classical to contemporary, interface as an area of choice, it becomes a fertile nexus, familiar themes of windows, doors. Though, complex things take place there, not a naive concept, but a special place, a new autonomy, results and consequences. An area of choice. </text:p>
      <text:p text:style-name="P2">General claim: the edges of art always make reference to the medium itself. Modernistic notion. What is an edge and what is a center? Difficult with the interface. Gerard Jeanette's distinction of text and paratext (the text that is through and beyond the text), the paratext is the edge while the text is the center. In film or literature different literature: diegetic and non-diegetic. Claims about what media-art and interface should be understood in a larger context of art and media. </text:p>
      <text:p text:style-name="P2"><text:soft-page-break/>Might generalize into any artificial differentiation into media. Because it is very difficult to distinguish the edge from the center, where does the one end and the other begin? It is artificially created and maintained. Artists have toyed with these terms (as schools for toying with difficult differentiation). </text:p>
      <text:p text:style-name="P2">Digital media are also good at maintaining the differentiation between edge and center (or differentiation in general). Web page: ASCII text (legible) and HTML markup (rendering). This is technically an interface. </text:p>
      <text:p text:style-name="P2">We impose linguistic construct to come to the differentiation. It is some kind of doorway where some significant medium is understood as distinct from another medium. It's not a thing (kiosk, bank-machine) it is always an effect, a 'fertile nexus'. </text:p>
      <text:p text:style-name="P2">How does it creating an edging, or a framing? How does it succeed in coherence, a centering, a localization? </text:p>
      <text:p text:style-name="P1"><text:line-break/>Rockwell's Triple Self Portrait example. There exist a diegetic surface, a circuit. One must always think of the image as a process, not as a collection of aesthetic details. The paratextual, non-diegetic, can be defined as a process of exteriority, of going outside.<text:line-break/></text:p>
      <text:p text:style-name="P2">(Mad-Art) Rockwell parody, paint itself from our vantage point. Which causes a short-circuit. Mad's mascott has no concern of looking himself more beautiful, there is the same exact head, the back, not the face. The mode of address became the core of the image, addresses the viewer. There is an intensity in Rockwell's image, puts a curve in the way of looking, to gravitate to the center. However, this is replaced by spikes in the Mad picture: 1) the mascot faces outward towards us 2) the figure looks inwards (angle is wrong) 3) canvas faces inward as well, mimics the look of the big other viewer (Zizek). Everything is aimed at its own externalization opposed to internalization (with Rockwell's original). </text:p>
      <text:p text:style-name="P1"><text:line-break/>Direct address is always treated in a special way. Narrative forms are almost entirely direct address, historically it's a marker of avant-garde.<text:line-break/></text:p>
      <text:p text:style-name="P2">So Mad is participating in its tradition. Rockwell and Mad address the same problem. First one themes the interface in general, but answers the problem with repressing it: it pretends interfaces don't exist. Second image solves the problem of the interface through a psychosis of schizophrenia, returns to the trauma of interface itself. Draws on the pain of coherence, turns into a vehicle of a human course. Centers are firmly evoked in the second painting. </text:p>
      <text:p text:style-name="P2">These are the two types of interface we have today. An interface always contains another interface internal to it. Interface not between the viewer and the media, but always moving crossways within the medium itself. An internal phase what makes the interface. All interfaces are looking back to us, even when we engross in them ourselves. </text:p>
      <text:h text:style-name="P3" text:outline-level="3"><text:bookmark-start text:name="Christa_Sommerer"/>Christa Sommerer <text:bookmark-end text:name="Christa_Sommerer"/></text:h>
      <text:p text:style-name="P2">Making experimental interfaces since the 90s. </text:p>
      <text:p text:style-name="P2">Peter Weibel traces the roots of the word interface back to 'surface science'. In social psychology, interaction is used as social relationship between humans. </text:p>
      <text:p text:style-name="P2">Gerhard Buurman: Total Interaction, interaction design in creating social meaning. </text:p>
      <text:p text:style-name="P2">Umberto Eco: The Open Work, audience participation. </text:p>
      <text:p text:style-name="P2">Mobile Feelings, feeling someone's heartbeat, to blow into. Almost an erotic relation with the other. </text:p>
      <text:p text:style-name="P2"><text:soft-page-break/>Book: interface Cultures </text:p>
      <text:p text:style-name="P2">Book: The art and science of interface and interaction design </text:p>
      <text:h text:style-name="P3" text:outline-level="3"><text:bookmark-start text:name="Steven_van_Thije"/>Steven van Thije <text:bookmark-end text:name="Steven_van_Thije"/></text:h>
      <text:h text:style-name="P3" text:outline-level="3"><text:bookmark-start text:name="Discussion"/>Discussion <text:bookmark-end text:name="Discussion"/></text:h>
      <text:p text:style-name="P2">The social sphere as it were being colonized by protocols. FaceBook vs. MySpace, former extremely controlled, no aesthetic options. Clash dynamic between the two. As a kind of further rationalization of the interface. </text:p>
      <text:p text:style-name="P2">In this times, we seem to need both the black box and the white box. (Steven) yes, maybe we do, but it is maybe possible to come to a gray zone, in what sense could something happen in a productive sense? </text:p>
      <text:p text:style-name="P2">Black box entering the white cube. (Christa) it's dissolving also in other art forms, has to do with the technology becoming more ubiquitous and accesible. Technology dissolving. Offers also new artistic forms. </text:p>
      <text:h text:style-name="P5" text:outline-level="2"><text:bookmark-start text:name="Session_3_Moderator_Klaas"/>Session 3 (Moderator: Klaas (?)) <text:bookmark-end text:name="Session_3_Moderator_Klaas"/></text:h>
      <text:h text:style-name="P3" text:outline-level="3"><text:bookmark-start text:name="Willem_van_Weelden_illness_"/>Willem van Weelden (illness) <text:bookmark-end text:name="Willem_van_Weelden_illness_"/></text:h>
      <text:p text:style-name="P2">Few phrases, commenting on Latour: Ultimately in network theory there's a endless processing of opening up black boxing, because formally there is no essence there. There's a road to hell. </text:p>
      <text:p text:style-name="P2">Closed off with the assessment that there's less and less margin of which objects can respond to ubiquity. </text:p>
      <text:p text:style-name="P2">Keynote will be uploaded to the event's page. </text:p>
      <text:h text:style-name="P3" text:outline-level="3"><text:bookmark-start text:name="Yvonne_Droge"/>Yvonne Droge <text:bookmark-end text:name="Yvonne_Droge"/></text:h>
      <text:p text:style-name="P2">Objects Research Lab. Relation of thingness. </text:p>
      <text:p text:style-name="P1"><text:line-break/>What is an object, what is a thing? Collections of answers. Discussed objects which were prepared but also existed.<text:line-break/></text:p>
      <text:p text:style-name="P2">Objects in the room would influence the discussions that were held.<text:line-break/></text:p>
      <text:p text:style-name="P2">(Moderator) what was the study of 'thingness'? Object not a thing on itself, but in its use or situation. </text:p>
      <text:p text:style-name="P2">Clarifying the what are objects, i.e copper needs hundreds years to emerge. Temporal relation within the object and their existence, but also in the relation of the user. </text:p>
      <text:p text:style-name="P2">"The mercedesness of a Mercedes car an only come out on a good highway" </text:p>
      <text:p text:style-name="P2">Things not made to please or another function. Used the same color for every object, to take away this quality. What crucial quality does an object has to have? Thereby reduce the quality of color for tracing the fundamental qualities. </text:p>
      <text:p text:style-name="P2">Thingness, a mutual articulation of the user and the tool, the pen and the hand. </text:p>
      <text:h text:style-name="P3" text:outline-level="3"><text:bookmark-start text:name="Ronald_van_Tienhoven"/><text:soft-page-break/><text:span text:style-name="T1">Ronald van Tienhoven</text:span><text:bookmark-end text:name="Ronald_van_Tienhoven"/> </text:h>
      <text:p text:style-name="P2">Swiss army knife, what's it going to be like in the 21th century? They are beautiful, but not as good as it should be, not optimal. Two sides: beautiful, but lacks quality to perform a certain task. Soldiers needed a bottle-openers, officers needed corkscrews because only them would drink wine. </text:p>
      <text:p text:style-name="P2">In the framework of modernity, in city-planning and swiss army knives there's also emancipation to be found. </text:p>
      <text:p text:style-name="P2"><text:span text:style-name="T2">Actor-Network Theory</text:span> </text:p>
      <text:p text:style-name="P1">People thought of stones being entities as well. To think of a melted, true interaction of words and phenomenons of human and things.<text:line-break/></text:p>
      <text:p text:style-name="P2">Sleeping policeman. The yellow ferrari vs. speed bumps. </text:p>
      <text:h text:style-name="P3" text:outline-level="3"><text:bookmark-start text:name="Johan_Hoorn"/>Johan Hoorn <text:bookmark-end text:name="Johan_Hoorn"/></text:h>
      <text:p text:style-name="P2">Programs the 'human things', 'robots as third body', called affective computing. </text:p>
      <text:p text:style-name="P2">The system as not technological, but as a human combined with the computer agency. For technologists it's the user who's the black box. Hard to predict what might happen when testing objects. </text:p>
      <text:p text:style-name="P2">Empirical research with users, from the character point of view 'morality' was the only aspect which brings users to using that thing. </text:p>
      <text:p text:style-name="P2">You get the robot perspective of human action, then it can be actually be mistreated, it responds to good treatments as well. The AI adepts to the user and vice versa. Open up black box of machines, the code, the designer pushes forward that what he wants you to do. </text:p>
      <text:p text:style-name="P2">Looking into the cuddling and hating of the machines, form that into a algorithm so it's not a black box again. Needing users to test if the closed features is still there, develop the distance, involvement, and meaning will be for the user. </text:p>
      <text:p text:style-name="P2">Robot as an embodiment, an object, interface, the notion of the central picture, then there is no a distinguishment object anymore. There is also this mutual black boxing. In the black box are actually the thoughts about you and the world, and about morality as well. Programmed to the assumptions of the user, but this thing is ever-changing. Mutual blackboxing, theoretically this is a problem, but practically this is the way to come to this third body. However, scientists will always look at it from a deconstructivist point of view. </text:p>
      <text:p text:style-name="P2">Separate reading poetry and enjoy it (different modes), same time with these robots. </text:p>
      <text:p text:style-name="P1"><text:line-break/>[ FI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Arial1" svg:font-family="Arial" style:font-family-generic="swis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start" style:justify-single-word="false" fo:orphans="2" fo:widows="2" fo:hyphenation-ladder-count="no-limit" fo:text-indent="0in" style:auto-text-indent="false" fo:background-color="#ffffff" fo:padding="0in" fo:border="none" style:writing-mode="lr-tb">
        <style:background-image/>
      </style:paragraph-properties>
      <style:text-properties fo:color="#000000" style:font-name="Arial1" fo:font-size="10pt" fo:language="ru" fo:country="RU" fo:background-color="#ffffff" style:font-name-asian="Arial1" style:font-size-asian="10pt" style:language-asian="zh" style:country-asian="CN" style:font-name-complex="Arial1"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0626in" fo:margin-right="0.0626in" fo:margin-top="0.0626in" fo:margin-bottom="0.0626in" fo:text-indent="0in" style:auto-text-indent="false" fo:background-color="#ffffff" fo:padding="0in" fo:border="none" fo:keep-with-next="always">
        <style:background-image/>
      </style:paragraph-properties>
      <style:text-properties fo:color="#000000" style:font-name="Arial1" fo:font-size="18pt" fo:font-weight="bold" style:letter-kerning="true" fo:background-color="#ffffff" style:font-name-asian="Arial1" style:font-size-asian="18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left="0.0626in" fo:margin-right="0.0626in" fo:margin-top="0.0626in" fo:margin-bottom="0.0626in" fo:text-indent="0in" style:auto-text-indent="false" fo:background-color="#ffffff" fo:padding="0in" fo:border="none" fo:keep-with-next="always">
        <style:background-image/>
      </style:paragraph-properties>
      <style:text-properties fo:color="#000000" style:font-name="Arial1" fo:font-size="14pt" fo:font-style="italic" fo:font-weight="bold" fo:background-color="#ffffff" style:font-name-asian="Arial1" style:font-size-asian="14pt" style:font-style-asian="italic"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0626in" fo:margin-right="0.0626in" fo:margin-top="0.0626in" fo:margin-bottom="0.0626in" fo:text-indent="0in" style:auto-text-indent="false" fo:background-color="#ffffff" fo:padding="0in" fo:border="none" fo:keep-with-next="always">
        <style:background-image/>
      </style:paragraph-properties>
      <style:text-properties fo:color="#000000" style:font-name="Arial1" fo:font-size="12pt" fo:font-weight="bold" fo:background-color="#ffffff" style:font-name-asian="Arial1" style:font-size-asian="12pt"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left="0.0626in" fo:margin-right="0.0626in" fo:margin-top="0.0626in" fo:margin-bottom="0.0626in" fo:text-indent="0in" style:auto-text-indent="false" fo:background-color="#ffffff" fo:padding="0in" fo:border="none" fo:keep-with-next="always">
        <style:background-image/>
      </style:paragraph-properties>
      <style:text-properties fo:color="#000000" style:font-name="Arial1" fo:font-size="10pt" fo:font-weight="bold" fo:background-color="#ffffff" style:font-name-asian="Arial1" style:font-size-asian="10pt" style:font-weight-asian="bold" style:font-name-complex="Arial1" style:font-size-complex="14pt" style:font-weight-complex="bold"/>
    </style:style>
    <style:style style:name="Heading_20_5" style:display-name="Heading 5" style:family="paragraph" style:parent-style-name="Standard" style:next-style-name="Standard" style:default-outline-level="5" style:class="text">
      <style:paragraph-properties fo:margin-left="0.0626in" fo:margin-right="0.0626in" fo:margin-top="0.0626in" fo:margin-bottom="0.0626in" fo:text-indent="0in" style:auto-text-indent="false" fo:background-color="#ffffff" fo:padding="0in" fo:border="none">
        <style:background-image/>
      </style:paragraph-properties>
      <style:text-properties fo:color="#000000" style:font-name="Arial1" fo:font-size="8pt" fo:font-style="italic" fo:font-weight="bold" fo:background-color="#ffffff" style:font-name-asian="Arial1" style:font-size-asian="8pt" style:font-style-asian="italic" style:font-weight-asian="bold" style:font-name-complex="Arial1"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0626in" fo:margin-right="0.0626in" fo:margin-top="0.0626in" fo:margin-bottom="0.0626in" fo:text-indent="0in" style:auto-text-indent="false" fo:background-color="#ffffff" fo:padding="0in" fo:border="none">
        <style:background-image/>
      </style:paragraph-properties>
      <style:text-properties fo:color="#000000" style:font-name="Arial1" fo:font-size="8pt" fo:font-weight="bold" fo:background-color="#ffffff" style:font-name-asian="Arial1" style:font-size-asian="8pt" style:font-weight-asian="bold" style:font-name-complex="Arial1" style:font-size-complex="11pt" style:font-weight-complex="bold"/>
    </style:style>
    <style:style style:name="writely-toc-lower-roman" style:family="paragraph" style:parent-style-name="Standard"/>
    <style:style style:name="Tr" style:family="paragraph" style:parent-style-name="Standard">
      <style:paragraph-properties fo:text-align="start" style:justify-single-word="false"/>
    </style:style>
    <style:style style:name="Img" style:family="paragraph" style:parent-style-name="Standard"/>
    <style:style style:name="Div" style:family="paragraph" style:parent-style-name="Standard">
      <style:paragraph-properties fo:margin-top="0in" fo:margin-bottom="0in"/>
    </style:style>
    <style:style style:name="webkit-indent-blockquote" style:family="paragraph" style:parent-style-name="Standard">
      <style:paragraph-properties fo:padding="0in" fo:border="none"/>
    </style:style>
    <style:style style:name="writely-toc-disc" style:family="paragraph" style:parent-style-name="Standard"/>
    <style:style style:name="Ol" style:family="paragraph" style:parent-style-name="Standard">
      <style:paragraph-properties fo:margin-top="0in" fo:margin-bottom="0in"/>
    </style:style>
    <style:style style:name="writely-toc-decimal" style:family="paragraph" style:parent-style-name="Standard"/>
    <style:style style:name="Option" style:family="paragraph" style:parent-style-name="Standard">
      <style:paragraph-properties fo:margin-top="0in" fo:margin-bottom="0in"/>
    </style:style>
    <style:style style:name="Ul" style:family="paragraph" style:parent-style-name="Standard">
      <style:paragraph-properties fo:margin-top="0in" fo:margin-bottom="0in"/>
    </style:style>
    <style:style style:name="Select" style:family="paragraph" style:parent-style-name="Standard">
      <style:paragraph-properties fo:margin-top="0in" fo:margin-bottom="0in"/>
    </style:style>
    <style:style style:name="writely-toc-lower-alpha" style:family="paragraph" style:parent-style-name="Standard"/>
    <style:style style:name="Blockquote" style:family="paragraph" style:parent-style-name="Standard">
      <style:paragraph-properties fo:padding="0.0972in" fo:border="0.0071in solid #c0c0c0"/>
    </style:style>
    <style:style style:name="writely-toc-upper-alpha" style:family="paragraph" style:parent-style-name="Standard"/>
    <style:style style:name="Table" style:family="paragraph" style:parent-style-name="Standard" style:class="extra"/>
    <style:style style:name="Li" style:family="paragraph" style:parent-style-name="Standard">
      <style:paragraph-properties fo:margin-top="0in" fo:margin-bottom="0in"/>
    </style:style>
    <style:style style:name="pb" style:family="paragraph" style:parent-style-name="Standard">
      <style:paragraph-properties fo:padding="0in" fo:border="none" fo:keep-with-next="auto"/>
    </style:style>
    <style:style style:name="Address" style:family="paragraph" style:parent-style-name="Standard">
      <style:paragraph-properties fo:margin-top="0in" fo:margin-bottom="0in"/>
    </style:style>
    <style:style style:name="Pre" style:family="paragraph" style:parent-style-name="Standard">
      <style:paragraph-properties fo:margin-left="0in" fo:margin-right="0in" fo:margin-top="0in" fo:margin-bottom="0in" fo:text-indent="0in" style:auto-text-indent="false"/>
      <style:text-properties style:font-name="Courier New" style:font-name-asian="Courier New" style:font-name-complex="Courier New"/>
    </style:style>
    <style:style style:name="Ol_5f_writely-toc-subheading" style:display-name="Ol_writely-toc-subheading" style:family="paragraph" style:parent-style-name="Ol">
      <style:text-properties fo:font-weight="normal" style:font-weight-asian="normal"/>
    </style:style>
    <style:style style:name="writely-toc-upper-roman" style:family="paragraph" style:parent-style-name="Standard"/>
    <style:style style:name="writely-toc-none" style:family="paragraph" style:parent-style-name="Standard"/>
    <style:style style:name="Ol_5f_writely-toc-none" style:display-name="Ol_writely-toc-none" style:family="paragraph" style:parent-style-name="Ol"/>
    <style:style style:name="Absatz-Standardschriftart"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 Wedge Between Private and Public Notes</dc:title>
    <meta:editing-duration>PT574H11M08S</meta:editing-duration>
    <dc:date>2010-05-03T21:57:18</dc:date>
    <meta:generator>OpenOffice.org/3.2$Linux OpenOffice.org_project/320m12$Build-9483</meta:generator>
    <meta:document-statistic meta:table-count="0" meta:image-count="0" meta:object-count="0" meta:page-count="9" meta:paragraph-count="137" meta:word-count="4803" meta:character-count="30219"/>
    <meta:user-defined meta:name="Info 1"/>
    <meta:user-defined meta:name="Info 2"/>
    <meta:user-defined meta:name="Info 3"/>
    <meta:user-defined meta:name="Info 4"/>
  </office:meta>
</office:document-meta>
</file>